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0066cc" draw:textarea-horizontal-align="left" draw:auto-grow-height="true" draw:auto-grow-width="false" fo:min-height="0.556cm" fo:min-width="0cm"/>
    </style:style>
    <style:style style:name="gr2" style:family="graphic" style:parent-style-name="standard">
      <style:graphic-properties draw:textarea-vertical-align="middle"/>
    </style:style>
    <style:style style:name="P1" style:family="paragraph">
      <loext:graphic-properties draw:fill="solid" draw:fill-color="#0066cc"/>
      <style:text-properties fo:color="#ffffff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3" draw:id="id3" draw:layer="layout" svg:width="3.673cm" svg:height="0.806cm" svg:x="13.014cm" svg:y="2.2cm">
          <draw:text-box>
            <text:p><text:span text:style-name="T1">Página Inicial</text:span></text:p>
          </draw:text-box>
        </draw:frame>
        <draw:frame draw:style-name="gr1" draw:text-style-name="P1" xml:id="id1" draw:id="id1" draw:layer="layout" svg:width="3.673cm" svg:height="0.806cm" svg:x="3.227cm" svg:y="4.35cm">
          <draw:text-box>
            <text:p><text:span text:style-name="T1">Sobre</text:span></text:p>
          </draw:text-box>
        </draw:frame>
        <draw:frame draw:style-name="gr1" draw:text-style-name="P1" xml:id="id4" draw:id="id4" draw:layer="layout" svg:width="3.673cm" svg:height="0.806cm" svg:x="7.827cm" svg:y="4.35cm">
          <draw:text-box>
            <text:p><text:span text:style-name="T1">Notícias</text:span></text:p>
          </draw:text-box>
        </draw:frame>
        <draw:frame draw:style-name="gr1" draw:text-style-name="P1" xml:id="id5" draw:id="id5" draw:layer="layout" svg:width="3.673cm" svg:height="0.806cm" svg:x="12.827cm" svg:y="4.35cm">
          <draw:text-box>
            <text:p><text:span text:style-name="T1">Mobilidade</text:span></text:p>
          </draw:text-box>
        </draw:frame>
        <draw:frame draw:style-name="gr1" draw:text-style-name="P1" xml:id="id6" draw:id="id6" draw:layer="layout" svg:width="3.673cm" svg:height="0.806cm" svg:x="17.927cm" svg:y="4.35cm">
          <draw:text-box>
            <text:p><text:span text:style-name="T1">Tecnologia</text:span></text:p>
          </draw:text-box>
        </draw:frame>
        <draw:frame draw:style-name="gr1" draw:text-style-name="P1" xml:id="id7" draw:id="id7" draw:layer="layout" svg:width="3.673cm" svg:height="0.806cm" svg:x="22.9cm" svg:y="4.35cm">
          <draw:text-box>
            <text:p><text:span text:style-name="T1">Contato</text:span></text:p>
          </draw:text-box>
        </draw:frame>
        <draw:frame draw:style-name="gr1" draw:text-style-name="P1" xml:id="id2" draw:id="id2" draw:layer="layout" svg:width="3.673cm" svg:height="0.806cm" svg:x="1.5cm" svg:y="6.847cm">
          <draw:text-box>
            <text:p><text:span text:style-name="T1">Institucional</text:span></text:p>
          </draw:text-box>
        </draw:frame>
        <draw:frame draw:style-name="gr1" draw:text-style-name="P1" xml:id="id8" draw:id="id8" draw:layer="layout" svg:width="3.673cm" svg:height="0.806cm" svg:x="1.573cm" svg:y="8.594cm">
          <draw:text-box>
            <text:p><text:span text:style-name="T1">Fotos</text:span></text:p>
          </draw:text-box>
        </draw:frame>
        <draw:frame draw:style-name="gr1" draw:text-style-name="P1" xml:id="id9" draw:id="id9" draw:layer="layout" svg:width="3.673cm" svg:height="0.806cm" svg:x="6.9cm" svg:y="6.847cm">
          <draw:text-box>
            <text:p><text:span text:style-name="T1">Mobilidade</text:span></text:p>
          </draw:text-box>
        </draw:frame>
        <draw:frame draw:style-name="gr1" draw:text-style-name="P1" xml:id="id10" draw:id="id10" draw:layer="layout" svg:width="3.673cm" svg:height="0.806cm" svg:x="12.9cm" svg:y="6.847cm">
          <draw:text-box>
            <text:p><text:span text:style-name="T1">Veículos</text:span></text:p>
          </draw:text-box>
        </draw:frame>
        <draw:frame draw:style-name="gr1" draw:text-style-name="P1" xml:id="id11" draw:id="id11" draw:layer="layout" svg:width="3.673cm" svg:height="0.806cm" svg:x="19.727cm" svg:y="6.847cm">
          <draw:text-box>
            <text:p><text:span text:style-name="T1">Uso</text:span></text:p>
          </draw:text-box>
        </draw:frame>
        <draw:frame draw:style-name="gr1" draw:text-style-name="P1" xml:id="id12" draw:id="id12" draw:layer="layout" svg:width="3.673cm" svg:height="0.806cm" svg:x="24.427cm" svg:y="6.6cm">
          <draw:text-box>
            <text:p><text:span text:style-name="T1">Contato</text:span></text:p>
          </draw:text-box>
        </draw:frame>
        <draw:connector draw:style-name="gr2" draw:text-style-name="P2" draw:layer="layout" svg:x1="5.063cm" svg:y1="5.156cm" svg:x2="3.336cm" svg:y2="6.847cm" draw:start-shape="id1" draw:start-glue-point="2" draw:end-shape="id2" svg:d="M5063 5156v846h-1727v845" svg:viewBox="0 0 1728 1692">
          <text:p/>
        </draw:connector>
        <draw:connector draw:style-name="gr2" draw:text-style-name="P2" draw:layer="layout" svg:x1="14.85cm" svg:y1="3.006cm" svg:x2="5.063cm" svg:y2="4.35cm" draw:start-shape="id3" draw:start-glue-point="2" draw:end-shape="id1" draw:end-glue-point="0" svg:d="M14850 3006v672h-9787v672" svg:viewBox="0 0 9788 1345">
          <text:p/>
        </draw:connector>
        <draw:connector draw:style-name="gr2" draw:text-style-name="P2" draw:layer="layout" svg:x1="14.85cm" svg:y1="3.006cm" svg:x2="9.663cm" svg:y2="4.35cm" draw:start-shape="id3" draw:start-glue-point="2" draw:end-shape="id4" draw:end-glue-point="0" svg:d="M14850 3006v672h-5187v672" svg:viewBox="0 0 5188 1345">
          <text:p/>
        </draw:connector>
        <draw:connector draw:style-name="gr2" draw:text-style-name="P2" draw:layer="layout" svg:x1="14.85cm" svg:y1="3.006cm" svg:x2="14.663cm" svg:y2="4.35cm" draw:start-shape="id3" draw:end-shape="id5" draw:end-glue-point="0" svg:d="M14850 3006v672h-187v672" svg:viewBox="0 0 188 1345">
          <text:p/>
        </draw:connector>
        <draw:connector draw:style-name="gr2" draw:text-style-name="P2" draw:layer="layout" svg:x1="14.85cm" svg:y1="3.006cm" svg:x2="19.763cm" svg:y2="4.35cm" draw:start-shape="id3" draw:start-glue-point="2" draw:end-shape="id6" draw:end-glue-point="0" svg:d="M14850 3006v672h4913v672" svg:viewBox="0 0 4914 1345">
          <text:p/>
        </draw:connector>
        <draw:connector draw:style-name="gr2" draw:text-style-name="P2" draw:layer="layout" svg:x1="14.85cm" svg:y1="3.006cm" svg:x2="24.736cm" svg:y2="4.35cm" draw:start-shape="id3" draw:start-glue-point="2" draw:end-shape="id7" draw:end-glue-point="0" svg:d="M14850 3006v672h9886v672" svg:viewBox="0 0 9887 1345">
          <text:p/>
        </draw:connector>
        <draw:connector draw:style-name="gr2" draw:text-style-name="P2" draw:layer="layout" draw:line-skew="-0.875cm" svg:x1="5.063cm" svg:y1="5.156cm" svg:x2="3.409cm" svg:y2="8.594cm" draw:start-shape="id1" draw:start-glue-point="2" draw:end-shape="id8" draw:end-glue-point="0" svg:d="M5063 5156v844h-1654v2594" svg:viewBox="0 0 1655 3439">
          <text:p/>
        </draw:connector>
        <draw:connector draw:style-name="gr2" draw:text-style-name="P2" draw:layer="layout" svg:x1="9.663cm" svg:y1="5.156cm" svg:x2="8.736cm" svg:y2="6.847cm" draw:start-shape="id4" draw:start-glue-point="2" draw:end-shape="id9" draw:end-glue-point="0" svg:d="M9663 5156v846h-927v845" svg:viewBox="0 0 928 1692">
          <text:p/>
        </draw:connector>
        <draw:connector draw:style-name="gr2" draw:text-style-name="P2" draw:layer="layout" svg:x1="14.663cm" svg:y1="5.156cm" svg:x2="14.736cm" svg:y2="6.847cm" draw:start-shape="id5" draw:start-glue-point="2" draw:end-shape="id10" draw:end-glue-point="0" svg:d="M14663 5156v846h73v845" svg:viewBox="0 0 74 1692">
          <text:p/>
        </draw:connector>
        <draw:connector draw:style-name="gr2" draw:text-style-name="P2" draw:layer="layout" svg:x1="19.763cm" svg:y1="5.156cm" svg:x2="21.563cm" svg:y2="6.847cm" draw:start-shape="id6" draw:start-glue-point="2" draw:end-shape="id11" draw:end-glue-point="0" svg:d="M19763 5156v846h1800v845" svg:viewBox="0 0 1801 1692">
          <text:p/>
        </draw:connector>
        <draw:connector draw:style-name="gr2" draw:text-style-name="P2" draw:layer="layout" svg:x1="24.736cm" svg:y1="5.156cm" svg:x2="26.263cm" svg:y2="6.6cm" draw:start-shape="id7" draw:start-glue-point="2" draw:end-shape="id12" svg:d="M24736 5156v722h1527v722" svg:viewBox="0 0 1528 1445">
          <text:p/>
        </draw:connector>
        <draw:frame draw:style-name="gr1" draw:text-style-name="P1" xml:id="id13" draw:id="id13" draw:layer="layout" svg:width="3.673cm" svg:height="0.806cm" svg:x="6.9cm" svg:y="8.5cm">
          <draw:text-box>
            <text:p><text:span text:style-name="T1">Estatísticas</text:span></text:p>
          </draw:text-box>
        </draw:frame>
        <draw:frame draw:style-name="gr1" draw:text-style-name="P1" xml:id="id14" draw:id="id14" draw:layer="layout" svg:width="3.673cm" svg:height="0.806cm" svg:x="12.927cm" svg:y="8.394cm">
          <draw:text-box>
            <text:p><text:span text:style-name="T1">Usuabilidade</text:span></text:p>
          </draw:text-box>
        </draw:frame>
        <draw:frame draw:style-name="gr1" draw:text-style-name="P1" xml:id="id17" draw:id="id17" draw:layer="layout" svg:width="3.673cm" svg:height="0.806cm" svg:x="24.427cm" svg:y="8.4cm">
          <draw:text-box>
            <text:p><text:span text:style-name="T1">Endereço</text:span></text:p>
          </draw:text-box>
        </draw:frame>
        <draw:frame draw:style-name="gr1" draw:text-style-name="P1" xml:id="id15" draw:id="id15" draw:layer="layout" svg:width="3.673cm" svg:height="0.806cm" svg:x="19.8cm" svg:y="8.394cm">
          <draw:text-box>
            <text:p><text:span text:style-name="T1">Tipos</text:span></text:p>
          </draw:text-box>
        </draw:frame>
        <draw:frame draw:style-name="gr1" draw:text-style-name="P1" xml:id="id16" draw:id="id16" draw:layer="layout" svg:width="3.673cm" svg:height="0.806cm" svg:x="19.827cm" svg:y="10.194cm">
          <draw:text-box>
            <text:p><text:span text:style-name="T1">Informações</text:span></text:p>
          </draw:text-box>
        </draw:frame>
        <draw:frame draw:style-name="gr1" draw:text-style-name="P1" xml:id="id18" draw:id="id18" draw:layer="layout" svg:width="3.673cm" svg:height="0.806cm" svg:x="24.6cm" svg:y="10.1cm">
          <draw:text-box>
            <text:p><text:span text:style-name="T1">Mapa</text:span></text:p>
          </draw:text-box>
        </draw:frame>
        <draw:connector draw:style-name="gr2" draw:text-style-name="P2" draw:layer="layout" svg:x1="8.736cm" svg:y1="7.653cm" svg:x2="8.736cm" svg:y2="8.5cm" draw:start-shape="id9" draw:start-glue-point="2" draw:end-shape="id13" draw:end-glue-point="0" svg:d="M8736 7653v847" svg:viewBox="0 0 1 848">
          <text:p/>
        </draw:connector>
        <draw:connector draw:style-name="gr2" draw:text-style-name="P2" draw:layer="layout" svg:x1="14.736cm" svg:y1="7.653cm" svg:x2="14.763cm" svg:y2="8.394cm" draw:start-shape="id10" draw:start-glue-point="2" draw:end-shape="id14" draw:end-glue-point="0" svg:d="M14736 7653v371h27v370" svg:viewBox="0 0 28 742">
          <text:p/>
        </draw:connector>
        <draw:connector draw:style-name="gr2" draw:text-style-name="P2" draw:layer="layout" svg:x1="21.563cm" svg:y1="7.653cm" svg:x2="21.636cm" svg:y2="8.394cm" draw:start-shape="id11" draw:start-glue-point="2" draw:end-shape="id15" draw:end-glue-point="0" svg:d="M21563 7653v371h73v370" svg:viewBox="0 0 74 742">
          <text:p/>
        </draw:connector>
        <draw:connector draw:style-name="gr2" draw:text-style-name="P2" draw:layer="layout" svg:x1="21.636cm" svg:y1="9.2cm" svg:x2="21.663cm" svg:y2="10.194cm" draw:start-shape="id15" draw:start-glue-point="2" draw:end-shape="id16" draw:end-glue-point="0" svg:d="M21636 9200v497h27v497" svg:viewBox="0 0 28 995">
          <text:p/>
        </draw:connector>
        <draw:connector draw:style-name="gr2" draw:text-style-name="P2" draw:layer="layout" svg:x1="26.263cm" svg:y1="7.406cm" svg:x2="26.263cm" svg:y2="8.4cm" draw:start-shape="id12" draw:start-glue-point="2" draw:end-shape="id17" draw:end-glue-point="0" svg:d="M26263 7406v994" svg:viewBox="0 0 1 995">
          <text:p/>
        </draw:connector>
        <draw:connector draw:style-name="gr2" draw:text-style-name="P2" draw:layer="layout" svg:x1="26.263cm" svg:y1="9.206cm" svg:x2="26.436cm" svg:y2="10.1cm" draw:start-shape="id17" draw:start-glue-point="2" draw:end-shape="id18" draw:end-glue-point="0" svg:d="M26263 9206v447h173v447" svg:viewBox="0 0 174 8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19:32:09.813319506</meta:creation-date>
    <meta:generator>LibreOffice/5.1.4.2$Linux_X86_64 LibreOffice_project/10m0$Build-2</meta:generator>
    <dc:date>2016-09-15T21:09:57.507957161</dc:date>
    <meta:editing-duration>PT23M25S</meta:editing-duration>
    <meta:editing-cycles>5</meta:editing-cycles>
    <meta:document-statistic meta:object-count="35"/>
  </office:meta>
</office:document-meta>
</file>